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FABFCA98B58ED88F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8.817cm" svg:x="6.854cm" svg:y="10.645cm">
          <draw:image xlink:href="Pictures/10000000000000E3000000FABFCA98B58ED88F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13:21.009544064</meta:creation-date>
    <dc:date>2018-12-12T14:07:34.369756490</dc:date>
    <meta:editing-duration>PT1M26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